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" svg:font-family="FreeSans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e15e"/>
    </style:style>
    <style:style style:name="P2" style:family="paragraph" style:parent-style-name="Standard">
      <style:text-properties officeooo:paragraph-rsid="0030ea47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ru" fo:country="RU" officeooo:paragraph-rsid="00828126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9861c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926da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dc8c8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f5308"/>
    </style:style>
    <style:style style:name="P8" style:family="paragraph" style:parent-style-name="Standard">
      <style:paragraph-properties fo:margin-top="0cm" fo:margin-bottom="0cm" loext:contextual-spacing="false" fo:line-height="100%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9861c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6pt" fo:language="ru" fo:country="RU" style:font-size-asian="16pt" style:language-asian="ru" style:country-asian="RU" style:font-size-complex="16pt"/>
    </style:style>
    <style:style style:name="T3" style:family="text">
      <style:text-properties fo:font-size="16pt" fo:language="ru" fo:country="RU" style:font-size-asian="16pt" style:font-size-complex="16pt"/>
    </style:style>
    <style:style style:name="T4" style:family="text">
      <style:text-properties fo:font-size="16pt" fo:language="ru" fo:country="RU" fo:font-weight="normal" style:font-size-asian="16pt" style:font-weight-asian="normal" style:font-size-complex="16pt"/>
    </style:style>
    <style:style style:name="T5" style:family="text">
      <style:text-properties fo:font-size="16pt" fo:language="en" fo:country="US" officeooo:rsid="006cef86" style:font-size-asian="16pt" style:language-asian="ru" style:country-asian="RU" style:font-size-complex="16pt"/>
    </style:style>
    <style:style style:name="T6" style:family="text">
      <style:text-properties fo:font-size="16pt" fo:language="en" fo:country="US" officeooo:rsid="0079b560" style:font-size-asian="16pt" style:language-asian="ru" style:country-asian="RU" style:font-size-complex="16pt"/>
    </style:style>
    <style:style style:name="T7" style:family="text">
      <style:text-properties fo:font-size="16pt" fo:language="en" fo:country="US" officeooo:rsid="0089861c" style:font-size-asian="16pt" style:language-asian="ru" style:country-asian="RU" style:font-size-complex="16pt"/>
    </style:style>
    <style:style style:name="T8" style:family="text">
      <style:text-properties style:use-window-font-color="true" style:font-name="Calibri" fo:font-size="16pt" fo:language="en" fo:country="US" officeooo:rsid="0081ff2c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9" style:family="text">
      <style:text-properties style:use-window-font-color="true" style:font-name="Calibri" fo:font-size="16pt" fo:language="en" fo:country="US" officeooo:rsid="008926da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style:use-window-font-color="true" style:font-name="Calibri" fo:font-size="16pt" fo:language="en" fo:country="US" officeooo:rsid="006cef86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1" style:family="text">
      <style:text-properties style:use-window-font-color="true" style:font-name="Calibri" fo:font-size="16pt" fo:language="en" fo:country="US" officeooo:rsid="0089861c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2" style:family="text">
      <style:text-properties style:use-window-font-color="true" style:font-name="Calibri" fo:font-size="16pt" fo:language="en" fo:country="US" officeooo:rsid="0079b560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3" style:family="text">
      <style:text-properties style:use-window-font-color="true" style:font-name="Calibri" fo:font-size="16pt" fo:language="en" fo:country="US" officeooo:rsid="008b5bf2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4" style:family="text">
      <style:text-properties style:use-window-font-color="true" style:font-name="Calibri" fo:font-size="16pt" fo:language="en" fo:country="US" officeooo:rsid="008ccc5d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5" style:family="text">
      <style:text-properties style:use-window-font-color="true" style:font-name="Calibri" fo:font-size="16pt" fo:language="en" fo:country="US" officeooo:rsid="008dc8c8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6" style:family="text">
      <style:text-properties style:use-window-font-color="true" style:font-name="Calibri" fo:font-size="16pt" fo:language="ru" fo:country="RU" officeooo:rsid="0081ff2c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7" style:family="text">
      <style:text-properties fo:font-variant="normal" fo:text-transform="none" fo:color="#000000" style:font-name="Times New Roman" fo:font-size="16pt" fo:letter-spacing="normal" fo:language="ru" fo:country="RU" fo:font-style="normal" officeooo:rsid="00828126" style:font-size-asian="16pt" style:language-asian="ru" style:country-asian="RU" style:font-size-complex="16pt"/>
    </style:style>
    <style:style style:name="T18" style:family="text">
      <style:text-properties fo:font-variant="normal" fo:text-transform="none" fo:color="#000000" style:font-name="Times New Roman" fo:font-size="16pt" fo:letter-spacing="normal" fo:font-style="normal" officeooo:rsid="00828126" style:font-size-asian="16pt" style:language-asian="ru" style:country-asian="RU" style:font-size-complex="16pt"/>
    </style:style>
    <style:style style:name="T19" style:family="text">
      <style:text-properties fo:font-variant="normal" fo:text-transform="none" fo:color="#000000" style:font-name="Times New Roman" fo:font-size="16pt" fo:letter-spacing="normal" fo:language="en" fo:country="US" fo:font-style="normal" officeooo:rsid="008f5308" style:font-size-asian="16pt" style:language-asian="ru" style:country-asian="RU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bookmark-start text:name="about_version"/><text:span text:style-name="Strong_20_Emphasis"><text:span text:style-name="T2">О версии</text:span></text:span><text:bookmark-end text:name="about_version"/><text:span text:style-name="Strong_20_Emphasis"><text:span text:style-name="T2"> 1</text:span></text:span><text:span text:style-name="Strong_20_Emphasis"><text:span text:style-name="T5">90</text:span></text:span><text:span text:style-name="Strong_20_Emphasis"><text:span text:style-name="T7">2</text:span></text:span><text:span text:style-name="Strong_20_Emphasis"><text:span text:style-name="T6">2</text:span></text:span><text:span text:style-name="Strong_20_Emphasis"><text:span text:style-name="T7">2 – initial version</text:span></text:span></text:p>
      <text:p text:style-name="P7"><text:span text:style-name="Strong_20_Emphasis"><text:span text:style-name="T19">In kutils package there is function Printf and It is even with documentation! How is to you this anecdote?</text:span></text:span></text:p>
      <text:p text:style-name="P4"><text:span text:style-name="Strong_20_Emphasis"><text:span text:style-name="T8">It is over <text:s/></text:span></text:span><text:span text:style-name="Strong_20_Emphasis"><text:span text:style-name="T16">1</text:span></text:span><text:span text:style-name="Strong_20_Emphasis"><text:span text:style-name="T10">90</text:span></text:span><text:span text:style-name="Strong_20_Emphasis"><text:span text:style-name="T11">2</text:span></text:span><text:span text:style-name="Strong_20_Emphasis"><text:span text:style-name="T12">2</text:span></text:span><text:span text:style-name="Strong_20_Emphasis"><text:span text:style-name="T11">2</text:span></text:span></text:p>
      <text:p text:style-name="P5"><text:span text:style-name="Strong_20_Emphasis"><text:span text:style-name="T9">Proposals for next version</text:span></text:span></text:p>
      <text:p text:style-name="P6"><text:span text:style-name="Strong_20_Emphasis"><text:span text:style-name="T13">(1, 190222) PrintDebugMsg You reload your program and </text:span></text:span><text:span text:style-name="Strong_20_Emphasis"><text:span text:style-name="T14">what? </text:span></text:span><text:span text:style-name="Strong_20_Emphasis"><text:span text:style-name="T15">Here is a need to distinct automatically modes: is it product or not product</text:span></text:span></text:p>
      <text:p text:style-name="P2"><text:span text:style-name="Strong_20_Emphasis"><text:span text:style-name="T4">Содержание</text:span></text:span></text:p>
      <text:p text:style-name="Standard"><text:a xlink:type="simple" xlink:href="#list_of_changes" text:style-name="Internet_20_link" text:visited-style-name="Visited_20_Internet_20_Link"><text:span text:style-name="Internet_20_link"><text:span text:style-name="T1">Лист изменений</text:span></text:span></text:a></text:p>
      <text:p text:style-name="Standard"><text:bookmark-start text:name="list_of_changes"/><text:span text:style-name="Strong_20_Emphasis"><text:span text:style-name="T3">Лист изменений</text:span></text:span><text:bookmark-end text:name="list_of_changes"/></text:p>
      <text:p text:style-name="P8"><text:bookmark-start text:name="list_of_changes_190222"/><text:span text:style-name="Strong_20_Emphasis"><text:span text:style-name="T16">1</text:span></text:span><text:span text:style-name="Strong_20_Emphasis"><text:span text:style-name="T10">90</text:span></text:span><text:span text:style-name="Strong_20_Emphasis"><text:span text:style-name="T11">2</text:span></text:span><text:span text:style-name="Strong_20_Emphasis"><text:span text:style-name="T12">2</text:span></text:span><text:span text:style-name="Strong_20_Emphasis"><text:span text:style-name="T11">2</text:span></text:span><text:bookmark-end text:name="list_of_changes_190222"/><text:span text:style-name="Strong_20_Emphasis"><text:span text:style-name="T11"> – initial ver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" svg:font-family="FreeSans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4:16:03.165000000</meta:creation-date>
    <meta:editing-cycles>3</meta:editing-cycles>
    <meta:editing-duration>PT14M23S</meta:editing-duration>
    <meta:generator>LibreOffice/5.3.6.1$Windows_X86_64 LibreOffice_project/686f202eff87ef707079aeb7f485847613344eb7</meta:generator>
    <dc:date>2019-02-22T15:00:56.937000000</dc:date>
    <meta:document-statistic meta:table-count="0" meta:image-count="0" meta:object-count="0" meta:page-count="1" meta:paragraph-count="9" meta:word-count="63" meta:character-count="381" meta:non-whitespace-character-count="324"/>
  </office:meta>
</office:document-meta>
</file>